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office:font-face-decls>
  <office:automatic-styles>
    <style:style style:name="P1" style:parent-style-name="Nagłówekspisutreści" style:master-page-name="MP0" style:family="paragraph">
      <style:paragraph-properties fo:break-before="page"/>
    </style:style>
    <style:style style:name="P2" style:parent-style-name="Spistreści1" style:family="paragraph">
      <style:paragraph-properties>
        <style:tab-stops>
          <style:tab-stop style:type="right" style:leader-style="dotted" style:leader-text="." style:position="6.2611in"/>
        </style:tab-stops>
      </style:paragraph-properties>
    </style:style>
    <style:style style:name="P3" style:parent-style-name="Spistreści1" style:family="paragraph">
      <style:paragraph-properties>
        <style:tab-stops>
          <style:tab-stop style:type="right" style:leader-style="dotted" style:leader-text="." style:position="6.2611in"/>
        </style:tab-stops>
      </style:paragraph-properties>
    </style:style>
    <style:style style:name="P4" style:parent-style-name="Spistreści1" style:family="paragraph">
      <style:paragraph-properties>
        <style:tab-stops>
          <style:tab-stop style:type="right" style:leader-style="dotted" style:leader-text="." style:position="6.2611in"/>
        </style:tab-stops>
      </style:paragraph-properties>
    </style:style>
    <style:style style:name="P5" style:parent-style-name="Spistreści1" style:family="paragraph">
      <style:paragraph-properties>
        <style:tab-stops>
          <style:tab-stop style:type="right" style:leader-style="dotted" style:leader-text="." style:position="6.2611in"/>
        </style:tab-stops>
      </style:paragraph-properties>
    </style:style>
    <style:style style:name="P6" style:parent-style-name="Spistreści2" style:family="paragraph">
      <style:paragraph-properties>
        <style:tab-stops>
          <style:tab-stop style:type="right" style:leader-style="dotted" style:leader-text="." style:position="6.1083in"/>
        </style:tab-stops>
      </style:paragraph-properties>
    </style:style>
    <style:style style:name="P7" style:parent-style-name="Spistreści2" style:family="paragraph">
      <style:paragraph-properties>
        <style:tab-stops>
          <style:tab-stop style:type="right" style:leader-style="dotted" style:leader-text="." style:position="6.1083in"/>
        </style:tab-stops>
      </style:paragraph-properties>
    </style:style>
    <style:style style:name="P8" style:parent-style-name="Spistreści1" style:family="paragraph">
      <style:paragraph-properties>
        <style:tab-stops>
          <style:tab-stop style:type="right" style:leader-style="dotted" style:leader-text="." style:position="6.2611in"/>
        </style:tab-stops>
      </style:paragraph-properties>
    </style:style>
    <style:style style:name="P9" style:parent-style-name="Spistreści2" style:family="paragraph">
      <style:paragraph-properties>
        <style:tab-stops>
          <style:tab-stop style:type="right" style:leader-style="dotted" style:leader-text="." style:position="6.1083in"/>
        </style:tab-stops>
      </style:paragraph-properties>
    </style:style>
    <style:style style:name="P10" style:parent-style-name="Spistreści2" style:family="paragraph">
      <style:paragraph-properties>
        <style:tab-stops>
          <style:tab-stop style:type="right" style:leader-style="dotted" style:leader-text="." style:position="6.1083in"/>
        </style:tab-stops>
      </style:paragraph-properties>
    </style:style>
    <style:style style:name="P11" style:parent-style-name="Spistreści2" style:family="paragraph">
      <style:paragraph-properties>
        <style:tab-stops>
          <style:tab-stop style:type="right" style:leader-style="dotted" style:leader-text="." style:position="6.1083in"/>
        </style:tab-stops>
      </style:paragraph-properties>
    </style:style>
    <style:style style:name="P12" style:parent-style-name="Spistreści1" style:family="paragraph">
      <style:paragraph-properties>
        <style:tab-stops>
          <style:tab-stop style:type="right" style:leader-style="dotted" style:leader-text="." style:position="6.2611in"/>
        </style:tab-stops>
      </style:paragraph-properties>
    </style:style>
    <style:style style:name="P13" style:parent-style-name="Spistreści1" style:family="paragraph">
      <style:paragraph-properties>
        <style:tab-stops>
          <style:tab-stop style:type="right" style:leader-style="dotted" style:leader-text="." style:position="6.2611in"/>
        </style:tab-stops>
      </style:paragraph-properties>
    </style:style>
    <style:style style:name="P14" style:parent-style-name="Spistreści1" style:family="paragraph">
      <style:paragraph-properties>
        <style:tab-stops>
          <style:tab-stop style:type="right" style:leader-style="dotted" style:leader-text="." style:position="6.2611in"/>
        </style:tab-stops>
      </style:paragraph-properties>
    </style:style>
    <style:style style:name="P15" style:parent-style-name="Spistreści1" style:family="paragraph">
      <style:paragraph-properties>
        <style:tab-stops>
          <style:tab-stop style:type="right" style:leader-style="dotted" style:leader-text="." style:position="6.2611in"/>
        </style:tab-stops>
      </style:paragraph-properties>
    </style:style>
    <style:style style:name="P16" style:parent-style-name="Spistreści1" style:family="paragraph">
      <style:paragraph-properties>
        <style:tab-stops>
          <style:tab-stop style:type="right" style:leader-style="dotted" style:leader-text="." style:position="6.2611in"/>
        </style:tab-stops>
      </style:paragraph-properties>
    </style:style>
    <style:style style:name="P17" style:parent-style-name="Spistreści1" style:family="paragraph">
      <style:paragraph-properties>
        <style:tab-stops>
          <style:tab-stop style:type="right" style:leader-style="dotted" style:leader-text="." style:position="6.2611in"/>
        </style:tab-stops>
      </style:paragraph-properties>
    </style:style>
  </office:automatic-styles>
  <office:body>
    <office:text text:use-soft-page-breaks="true">
      <text:p text:style-name="P1">Table of Contents</text:p>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source>
        <text:index-body>
          <text:p text:style-name="P2"><text:a xlink:href="#_Toc98503695" office:target-frame-name="_top" xlink:show="replace"><text:span text:style-name="Hiperłącze">1. Nazwa use case'u</text:span><text:tab/>1</text:a></text:p>
          <text:p text:style-name="P3"><text:a xlink:href="#_Toc98503696" office:target-frame-name="_top" xlink:show="replace"><text:span text:style-name="Hiperłącze">2. Wstęp</text:span><text:tab/>1</text:a></text:p>
          <text:p text:style-name="P4"><text:a xlink:href="#_Toc98503697" office:target-frame-name="_top" xlink:show="replace"><text:span text:style-name="Hiperłącze">3. Cel use case'u</text:span><text:tab/>1</text:a></text:p>
          <text:p text:style-name="P5"><text:a xlink:href="#_Toc98503698" office:target-frame-name="_top" xlink:show="replace"><text:span text:style-name="Hiperłącze">4. Lista aktorów</text:span><text:tab/>1</text:a></text:p>
          <text:p text:style-name="P6"><text:a xlink:href="#_Toc98503699" office:target-frame-name="_top" xlink:show="replace"><text:span text:style-name="Hiperłącze">4.1 Aktor inicjujący</text:span><text:tab/>1</text:a></text:p>
          <text:p text:style-name="P7"><text:a xlink:href="#_Toc98503700" office:target-frame-name="_top" xlink:show="replace"><text:span text:style-name="Hiperłącze">4.2 Uczestnicy</text:span><text:tab/>1</text:a></text:p>
          <text:p text:style-name="P8"><text:a xlink:href="#_Toc98503701" office:target-frame-name="_top" xlink:show="replace"><text:span text:style-name="Hiperłącze">5. Przebieg use case'u</text:span><text:tab/>1</text:a></text:p>
          <text:p text:style-name="P9"><text:a xlink:href="#_Toc98503702" office:target-frame-name="_top" xlink:show="replace"><text:span text:style-name="Hiperłącze">Krok 1</text:span><text:tab/>1</text:a></text:p>
          <text:p text:style-name="P10"><text:a xlink:href="#_Toc98503703" office:target-frame-name="_top" xlink:show="replace"><text:span text:style-name="Hiperłącze">Krok 2</text:span><text:tab/>2</text:a></text:p>
          <text:p text:style-name="P11"><text:a xlink:href="#_Toc98503704" office:target-frame-name="_top" xlink:show="replace"><text:span text:style-name="Hiperłącze">Krok N</text:span><text:tab/>2</text:a></text:p>
          <text:p text:style-name="P12"><text:a xlink:href="#_Toc98503705" office:target-frame-name="_top" xlink:show="replace"><text:span text:style-name="Hiperłącze">6 Wyjątki</text:span><text:tab/>2</text:a></text:p>
          <text:p text:style-name="P13"><text:a xlink:href="#_Toc98503706" office:target-frame-name="_top" xlink:show="replace"><text:span text:style-name="Hiperłącze">7. Przebiegi alternatywne</text:span><text:tab/>2</text:a></text:p>
          <text:p text:style-name="P14"><text:a xlink:href="#_Toc98503707" office:target-frame-name="_top" xlink:show="replace"><text:span text:style-name="Hiperłącze">8. Zagadanienia implementacyjne</text:span><text:tab/>2</text:a></text:p>
          <text:p text:style-name="P15"><text:a xlink:href="#_Toc98503708" office:target-frame-name="_top" xlink:show="replace"><text:span text:style-name="Hiperłącze">9. Warunki rozpoczęcia use case'u</text:span><text:tab/>2</text:a></text:p>
          <text:p text:style-name="P16"><text:a xlink:href="#_Toc98503709" office:target-frame-name="_top" xlink:show="replace"><text:span text:style-name="Hiperłącze">10. Stan końcowy</text:span><text:tab/>2</text:a></text:p>
          <text:p text:style-name="P17"><text:a xlink:href="#_Toc98503710" office:target-frame-name="_top" xlink:show="replace"><text:span text:style-name="Hiperłącze">11. Nierozwiązane problemy</text:span><text:tab/>2</text:a></text:p>
        </text:index-body>
      </text:table-of-content>
      <text:p text:style-name="Normalny"/>
      <text:h text:style-name="Nagłówek1" text:outline-level="1"><text:bookmark-start text:name="_Toc98503695"/>1. Nazwa use case'u<text:bookmark-end text:name="_Toc98503695"/><text:s/></text:h>
      <text:p text:style-name="Normalny">[Opisowa nazwa use case'u, np. UzytkownikSystemu Loguje się do Systemu.]<text:s/></text:p>
      <text:h text:style-name="Nagłówek1" text:outline-level="1"><text:bookmark-start text:name="_Toc98503696"/>2. Wstęp<text:bookmark-end text:name="_Toc98503696"/><text:s/></text:h>
      <text:p text:style-name="Normalny">[Rozdział określa role use case'a w modelu.]<text:s/></text:p>
      <text:h text:style-name="Nagłówek1" text:outline-level="1"><text:bookmark-start text:name="_Toc98503697"/>3. Cel use case'u<text:bookmark-end text:name="_Toc98503697"/><text:s/></text:h>
      <text:p text:style-name="Normalny">[Rozdział zawiera charakterystyk use case'u, cele jakie use case realizuje. Należy podać krótki opis funkcjonalności która use case realizuje.]<text:s/></text:p>
      <text:h text:style-name="Nagłówek1" text:outline-level="1"><text:bookmark-start text:name="_Toc98503698"/>4. Lista aktorów<text:bookmark-end text:name="_Toc98503698"/><text:s/></text:h>
      <text:p text:style-name="Normalny">[Należy podać listę aktorów biorących udział w realizacji use case'u. Listę należy sporządzić z podziałem na aktora inicjującego i aktorów uczestniczących (aktorów statycznych) w realizacji use case'u. Należy podać definicje i charakterystykę (role) aktora inicjującego i aktorów uczestniczących w use case. Opisać relacje między aktorami.]<text:s/></text:p>
      <text:h text:style-name="Nagłówek2" text:outline-level="2"><text:bookmark-start text:name="_Toc98503699"/>4.1 Aktor inicjujący<text:bookmark-end text:name="_Toc98503699"/><text:s/></text:h>
      <text:p text:style-name="Normalny">[Nazwa aktora inicjującego use case.]<text:s/></text:p>
      <text:h text:style-name="Nagłówek2" text:outline-level="2"><text:bookmark-start text:name="_Toc98503700"/>4.2 Uczestnicy<text:bookmark-end text:name="_Toc98503700"/><text:s/></text:h>
      <text:p text:style-name="Normalny">[Lista aktorów uczestniczących w realizacji use case'u.]<text:s/></text:p>
      <text:h text:style-name="Nagłówek1" text:outline-level="1"><text:bookmark-start text:name="_Toc98503701"/>5. Przebieg use case'u<text:bookmark-end text:name="_Toc98503701"/><text:s/></text:h>
      <text:p text:style-name="Normalny">[Przebieg use case'u zapisany jest w formie numerowanych zdań (kroków). Każde zdanie musi zaczynać się od nazwy aktora lub słowa 'System'. Każde zdanie powinno opisywać pojedyncza czynność jaką wykonuje aktor lub zawierać opis reakcji systemu na działanie aktora. Przebieg use case'u jest forma dialogu miedzy aktorem a systemem. Należy unikać nic nie znaczących zwrotów, np. zamiast pisać 'Klient wprowadza dane do systemu' należy napisach 'Klient wprowadza Imię, Nazwisko, adres do systemu '. Klient jest aktorem - musi znajdować się na liście w rozdziale 'Aktorzy'. Na końcu use case'a można sporządzić słownik użytych terminów. Przy opisie kroków można dodatkowo posługiwać się rysunkami i diagramami.]<text:s/></text:p>
      <text:h text:style-name="Nagłówek2" text:outline-level="2"><text:bookmark-start text:name="_Toc98503702"/>Krok 1<text:bookmark-end text:name="_Toc98503702"/><text:s/></text:h>
      <text:p text:style-name="Normalny">[Opis pierwszej czynności która aktor wykona.]<text:s/></text:p>
      <text:h text:style-name="Nagłówek2" text:outline-level="2"><text:bookmark-start text:name="_Toc98503703"/>Krok 2<text:bookmark-end text:name="_Toc98503703"/><text:s/></text:h>
      <text:p text:style-name="Normalny">[Opis czynności która wykona system w odpowiedzi na działanie aktora.] …<text:s/></text:p>
      <text:h text:style-name="Nagłówek2" text:outline-level="2"><text:bookmark-start text:name="_Toc98503704"/>Krok N<text:bookmark-end text:name="_Toc98503704"/><text:s/></text:h>
      <text:p text:style-name="Normalny">[Opis czynności aktora w kroku N.]<text:s/></text:p>
      <text:h text:style-name="Nagłówek1" text:outline-level="1"><text:bookmark-start text:name="_Toc98503705"/>6 Wyjątki<text:bookmark-end text:name="_Toc98503705"/><text:s/></text:h>
      <text:p text:style-name="Normalny">[W tej części use case'u należy podać listę i przebieg sytuacji wyjątkowych (wyjątków). Wyjątkiem jest odstępstwo od głównego przebiegu use case'u opisanego w rozdziale 'Przebieg Use case'u' wynikające z nieoczekiwanego zachowania się aktora lub systemu. Szczególnym przypadkiem sytuacji wyjątkowej jest wystąpienie błędu, wówczas rozdział zawiera informacje o obsłudze błędu. Każdy wyjątek powinien być opisany w osobnym paragrafie.]<text:s/></text:p>
      <text:h text:style-name="Nagłówek1" text:outline-level="1"><text:bookmark-start text:name="_Toc98503706"/>7. Przebiegi alternatywne<text:bookmark-end text:name="_Toc98503706"/><text:s/></text:h>
      <text:p text:style-name="Normalny">[W tej części use case'u należy podać listę i przebieg alternatywny dla use case’u. Opis przebiegu alternatywnego powinien być zapisany w formie numerowanych zdań. Pierwsze zdanie w opisie alternatywnym powinno mieć numer zdania z głównego przebiegu use case'u od którego zaczyna się przebieg alternatywny. Jeżeli przebieg alternatywny jest dostatecznie długo można zawrzeć go w osobnym use case‘ie i podać do niego referencje.]<text:s/></text:p>
      <text:h text:style-name="Nagłówek1" text:outline-level="1"><text:bookmark-start text:name="_Toc98503707"/>8. Zagadanienia implementacyjne<text:bookmark-end text:name="_Toc98503707"/><text:s/></text:h>
      <text:p text:style-name="Normalny">[Ten rozdział zawiera wymagania dotyczących jakości modelowanego systemu jakie należy spełnić przy implementacji danej funkcjonalności w systemie. Np. wymagania określające wydajność, liczbę użytkowników realizujących jednocześnie daną funkcjonalność (min. liczba 'concurrent users'), kwestie bezpieczeństwa (dostępu do konkretnych zasobów, szybkości reakcji systemu na działania aktora (użytkownika).]<text:s/></text:p>
      <text:h text:style-name="Nagłówek1" text:outline-level="1"><text:bookmark-start text:name="_Toc98503708"/>9. Warunki rozpoczęcia use case'u<text:bookmark-end text:name="_Toc98503708"/><text:s/></text:h>
      <text:p text:style-name="Normalny">[Należy opisać warunki wstępne jakie należy spełnić aby można było wykonać use case w rzeczywistym systemie. Np. przygotować dane które podczas wykonywania use case’u będą wprowadzane do systemu, odpowiednio skonfigurować system (utworzyć użytkownika, poznać hasło dostępu, … ).]<text:s/></text:p>
      <text:h text:style-name="Nagłówek1" text:outline-level="1"><text:bookmark-start text:name="_Toc98503709"/>10. Stan końcowy<text:bookmark-end text:name="_Toc98503709"/><text:s/></text:h>
      <text:p text:style-name="Normalny">[Należy opisać wynik końcowy, stan systemu po realizacji use case'u.]<text:s/></text:p>
      <text:h text:style-name="Nagłówek1" text:outline-level="1"><text:bookmark-start text:name="_Toc98503710"/>11. Nierozwiązane problemy<text:bookmark-end text:name="_Toc98503710"/><text:s/></text:h>
      <text:p text:style-name="Normalny">[W tym rozdziale należy opisać nierozwiązane problemy, pytania jakie powstały podczas pisania use case'u, np. problemy implementacji use case'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Nagłówek2" style:display-name="Nagłówek 2" style:family="paragraph" style:parent-style-name="Normalny" style:next-style-name="Normalny" style:default-outline-level="2">
      <style:paragraph-properties fo:keep-with-next="always" fo:keep-together="always" fo:margin-top="0.0277in" fo:margin-bottom="0in"/>
      <style:text-properties style:font-name="Calibri Light" style:font-name-asian="Yu Gothic Light" style:font-name-complex="Times New Roman" fo:color="#2F5496" fo:font-size="13pt" style:font-size-asian="13pt" style:font-size-complex="13pt" fo:hyphenate="false"/>
    </style:style>
    <style:style style:name="Normalny" style:display-name="Normalny" style:family="paragraph">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Calibri Light" style:font-name-asian="Yu Gothic Light" style:font-name-complex="Times New Roman" fo:color="#2F5496" fo:font-size="16pt" style:font-size-asian="16pt" style:font-size-complex="16pt"/>
    </style:style>
    <style:style style:name="Nagłówek2Znak" style:display-name="Nagłówek 2 Znak" style:family="text" style:parent-style-name="Domyślnaczcionkaakapitu">
      <style:text-properties style:font-name="Calibri Light" style:font-name-asian="Yu Gothic Light" style:font-name-complex="Times New Roman" fo:color="#2F5496" fo:font-size="13pt" style:font-size-asian="13pt" style:font-size-complex="13pt"/>
    </style:style>
    <style:style style:name="Nagłówekspisutreści" style:display-name="Nagłówek spisu treści" style:family="paragraph" style:parent-style-name="Nagłówek1" style:next-style-name="Normalny">
      <style:text-properties fo:language="en" fo:country="US" fo:hyphenate="false"/>
    </style:style>
    <style:style style:name="Spistreści2" style:display-name="Spis treści 2" style:family="paragraph" style:parent-style-name="Normalny" style:next-style-name="Normalny" style:auto-update="true">
      <style:paragraph-properties fo:margin-bottom="0.0694in" fo:margin-left="0.1527in">
        <style:tab-stops/>
      </style:paragraph-properties>
      <style:text-properties style:font-name-asian="Yu Mincho" style:font-name-complex="Times New Roman" fo:language="en" fo:country="US" fo:hyphenate="false"/>
    </style:style>
    <style:style style:name="Spistreści1" style:display-name="Spis treści 1" style:family="paragraph" style:parent-style-name="Normalny" style:next-style-name="Normalny" style:auto-update="true">
      <style:paragraph-properties fo:margin-bottom="0.0694in"/>
      <style:text-properties style:font-name-asian="Yu Mincho" style:font-name-complex="Times New Roman" fo:language="en" fo:country="US" fo:hyphenate="false"/>
    </style:style>
    <style:style style:name="Spistreści3" style:display-name="Spis treści 3" style:family="paragraph" style:parent-style-name="Normalny" style:next-style-name="Normalny" style:auto-update="true">
      <style:paragraph-properties fo:margin-bottom="0.0694in" fo:margin-left="0.3055in">
        <style:tab-stops/>
      </style:paragraph-properties>
      <style:text-properties style:font-name-asian="Yu Mincho" style:font-name-complex="Times New Roman" fo:language="en" fo:country="U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rzemysław Bala</meta:initial-creator>
    <dc:creator>Radosław Boczoń</dc:creator>
    <meta:creation-date>2022-04-17T12:56:00Z</meta:creation-date>
    <dc:date>2022-04-17T12:56:00Z</dc:date>
    <meta:template xlink:href="Normal.dotm" xlink:type="simple"/>
    <meta:editing-cycles>3</meta:editing-cycles>
    <meta:editing-duration>PT0S</meta:editing-duration>
    <meta:document-statistic meta:page-count="1" meta:paragraph-count="9" meta:word-count="712" meta:character-count="4979" meta:row-count="35" meta:non-whitespace-character-count="4276"/>
  </office:meta>
</office:document-meta>
</file>